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14845cd" officeooo:paragraph-rsid="014845cd" style:font-weight-asian="bold" style:font-weight-complex="bold"/>
    </style:style>
    <style:style style:name="P2" style:family="paragraph" style:parent-style-name="Standard">
      <style:text-properties fo:font-weight="normal" officeooo:rsid="014a179e" officeooo:paragraph-rsid="014a179e" style:font-weight-asian="normal" style:font-weight-complex="normal"/>
    </style:style>
    <style:style style:name="P3" style:family="paragraph" style:parent-style-name="Standard">
      <style:text-properties fo:font-weight="normal" officeooo:rsid="015a1a50" officeooo:paragraph-rsid="015a1a50" style:font-weight-asian="normal" style:font-weight-complex="normal"/>
    </style:style>
    <style:style style:name="P4" style:family="paragraph" style:parent-style-name="Standard">
      <style:text-properties fo:font-size="14pt" fo:font-weight="bold" officeooo:rsid="015a1a50" officeooo:paragraph-rsid="015a1a50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text-properties fo:font-weight="normal" officeooo:rsid="014845cd" officeooo:paragraph-rsid="014845cd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14a179e" officeooo:paragraph-rsid="014a179e" style:font-weight-asian="normal" style:font-weight-complex="normal"/>
    </style:style>
    <style:style style:name="P7" style:family="paragraph" style:parent-style-name="Standard">
      <style:text-properties fo:font-weight="normal" officeooo:rsid="015baff7" officeooo:paragraph-rsid="015baff7" style:font-weight-asian="normal" style:font-weight-complex="normal"/>
    </style:style>
    <style:style style:name="P8" style:family="paragraph" style:parent-style-name="Standard">
      <style:text-properties fo:font-weight="normal" officeooo:rsid="015f15be" officeooo:paragraph-rsid="015f15be" style:font-weight-asian="normal" style:font-weight-complex="normal"/>
    </style:style>
    <style:style style:name="P9" style:family="paragraph" style:parent-style-name="Standard">
      <style:text-properties fo:font-weight="normal" officeooo:rsid="015fc64c" officeooo:paragraph-rsid="015fc64c" style:font-weight-asian="normal" style:font-weight-complex="normal"/>
    </style:style>
    <style:style style:name="P10" style:family="paragraph" style:parent-style-name="Standard">
      <style:text-properties fo:font-weight="normal" officeooo:rsid="01616a97" officeooo:paragraph-rsid="01616a97" style:font-weight-asian="normal" style:font-weight-complex="normal"/>
    </style:style>
    <style:style style:name="P11" style:family="paragraph" style:parent-style-name="Standard">
      <style:text-properties fo:font-weight="normal" officeooo:rsid="01619b2b" officeooo:paragraph-rsid="01619b2b" style:font-weight-asian="normal" style:font-weight-complex="normal"/>
    </style:style>
    <style:style style:name="P12" style:family="paragraph" style:parent-style-name="Standard" style:list-style-name="L1">
      <style:text-properties fo:font-weight="bold" officeooo:rsid="014845cd" officeooo:paragraph-rsid="014845cd" style:font-weight-asian="bold" style:font-weight-complex="bold"/>
    </style:style>
    <style:style style:name="P1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normal" officeooo:rsid="015baff7" officeooo:paragraph-rsid="015baff7" style:font-weight-asian="normal" style:font-weight-complex="normal"/>
    </style:style>
    <style:style style:name="T1" style:family="text">
      <style:text-properties officeooo:rsid="014b081d"/>
    </style:style>
    <style:style style:name="T2" style:family="text">
      <style:text-properties officeooo:rsid="014d5347"/>
    </style:style>
    <style:style style:name="T3" style:family="text">
      <style:text-properties officeooo:rsid="01509727"/>
    </style:style>
    <style:style style:name="T4" style:family="text">
      <style:text-properties officeooo:rsid="015d528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1630a18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exploration : </text:p>
      <text:list xml:id="list7408021163731066996" text:style-name="L1">
        <text:list-item>
          <text:p text:style-name="P5">convert wider Datasets to VOC datasets. </text:p>
          <text:p text:style-name="P12">Wider datasets format : </text:p>
          <text:p text:style-name="P5">0--Parade/0_Parade_marchingband_1_849.jpg</text:p>
          <text:p text:style-name="P5">1</text:p>
          <text:p text:style-name="P5">449 330 122 149 0 0 0 0 0 0 </text:p>
          <text:p text:style-name="P5">line 1 is image location, line 2 is # of bbox in the image, line 3 is the bbox info. </text:p>
          <text:p text:style-name="P6">File name</text:p>
          <text:p text:style-name="P6">Number of bounding box</text:p>
          <text:p text:style-name="P6">x1, y1, w, h, blur, expression, illumination, invalid, occlusion, pose </text:p>
          <text:p text:style-name="P6">VOC data format : <text:s/><text:span text:style-name="T3">xmin, ymin,xmax,ymax,label</text:span></text:p>
        </text:list-item>
      </text:list>
      <text:p text:style-name="P2"><text:s/></text:p>
      <text:p text:style-name="P2">* <text:span text:style-name="T1">why not use arbitrary rotation data augmentation technique: <text:s/>it will be kind of difficult to express bbox ? IOU ? May try it later .</text:span></text:p>
      <text:p text:style-name="P2"/>
      <text:p text:style-name="P2">* <text:s/><text:span text:style-name="T2">to start and get it running faster, try 1. choose some anchor box . 2. convert data format to voc. 3. get trying and test ! <text:s/>let’s play with it for fun. Then you are kind of qualified to be junior data scientist . </text:span></text:p>
      <text:p text:style-name="P2"/>
      <text:p text:style-name="P2"/>
      <text:p text:style-name="P4">Segmentation fault for face dataset reason :</text:p>
      <text:p text:style-name="P3">bbox in the training datasets is out of bounds, due to two reasons : </text:p>
      <text:p text:style-name="P3">1. my conversion code is not right</text:p>
      <text:p text:style-name="P3">2. the datasets has negative width and height values </text:p>
      <text:p text:style-name="P7">the dataset contains 0 <text:span text:style-name="T4">and negative </text:span>width and height, that is crazy ! </text:p>
      <text:p text:style-name="P13"/>
      <text:p text:style-name="P8"><text:span text:style-name="T5">How to trim a network </text:span>!!!! </text:p>
      <text:p text:style-name="P9">get some reference from internet first ! </text:p>
      <text:p text:style-name="P10">Direction : </text:p>
      <text:p text:style-name="P10">1. model <text:s/>optimization : mobile net !!!</text:p>
      <text:p text:style-name="P10">2. parameter optimization : first train a network then prune them and quantize them .</text:p>
      <text:p text:style-name="P10"/>
      <text:p text:style-name="P10">So the overall approach will be : </text:p>
      <text:p text:style-name="P10">1. choose mobienet as the model.</text:p>
      <text:p text:style-name="P10">2. train the network</text:p>
      <text:p text:style-name="P10">3. prune and quantize it</text:p>
      <text:p text:style-name="P10">4. retrain it</text:p>
      <text:p text:style-name="P10">that is it, straightforward . </text:p>
      <text:p text:style-name="P3"/>
      <text:p text:style-name="P11">Step one, task for today : </text:p>
      <text:p text:style-name="P11">get mobilenet running on your computer . <text:span text:style-name="T6">Probably need digest the paper first!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902" svg:d="M564 0l-564 902h1131z"/>
    <draw:marker draw:name="Arrowheads_20_3" draw:display-name="Arrowheads 3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5.5417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10:30:40.425472155</meta:creation-date>
    <meta:generator>LibreOffice/5.1.6.2$Linux_X86_64 LibreOffice_project/10m0$Build-2</meta:generator>
    <dc:date>2018-10-11T11:58:33.141806210</dc:date>
    <meta:editing-duration>P1DT15H1M6S</meta:editing-duration>
    <meta:editing-cycles>241</meta:editing-cycles>
    <meta:document-statistic meta:table-count="0" meta:image-count="0" meta:object-count="0" meta:page-count="3" meta:paragraph-count="32" meta:word-count="285" meta:character-count="1480" meta:non-whitespace-character-count="1214"/>
  </office:meta>
</office:document-meta>
</file>